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90000001244F7FB6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Segoe UI" svg:font-family="'Segoe UI'" style:font-adornments="norma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Text_20_body">
      <style:paragraph-properties style:writing-mode="lr-tb"/>
    </style:style>
    <style:style style:name="P3" style:family="paragraph" style:parent-style-name="Standard">
      <style:text-properties fo:language="en" fo:country="GB"/>
    </style:style>
    <style:style style:name="P4" style:family="paragraph" style:parent-style-name="Text_20_body">
      <style:text-properties fo:language="en" fo:country="GB"/>
    </style:style>
    <style:style style:name="P5" style:family="paragraph" style:parent-style-name="Title">
      <style:text-properties fo:language="en" fo:country="GB"/>
    </style:style>
    <style:style style:name="P6"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7" style:family="paragraph" style:parent-style-name="Contents_20_1">
      <style:paragraph-properties>
        <style:tab-stops>
          <style:tab-stop style:position="15.074cm" style:type="right" style:leader-style="dotted" style:leader-text="."/>
        </style:tab-stops>
      </style:paragraph-properties>
    </style:style>
    <style:style style:name="P8" style:family="paragraph" style:parent-style-name="Subtitle">
      <style:text-properties fo:language="en" fo:country="GB"/>
    </style:style>
    <style:style style:name="P9" style:family="paragraph" style:parent-style-name="Footer">
      <style:text-properties fo:font-size="10pt" fo:language="en" fo:country="GB" style:font-size-asian="10pt" style:font-size-complex="10pt"/>
    </style:style>
    <style:style style:name="P10" style:family="paragraph" style:parent-style-name="ForsideKunstSkrift">
      <style:text-properties fo:language="en" fo:country="GB"/>
    </style:style>
    <style:style style:name="P11" style:family="paragraph" style:parent-style-name="Contents_20_2">
      <style:paragraph-properties>
        <style:tab-stops>
          <style:tab-stop style:position="14.58cm" style:type="right" style:leader-style="dotted" style:leader-text="."/>
        </style:tab-stops>
      </style:paragraph-properties>
    </style:style>
    <style:style style:name="P12" style:family="paragraph" style:parent-style-name="Contents_20_3">
      <style:paragraph-properties>
        <style:tab-stops>
          <style:tab-stop style:position="14.086cm" style:type="right" style:leader-style="dotted" style:leader-text="."/>
        </style:tab-stops>
      </style:paragraph-properties>
    </style:style>
    <style:style style:name="P13" style:family="paragraph" style:parent-style-name="Heading_20_1">
      <style:text-properties fo:language="en" fo:country="GB"/>
    </style:style>
    <style:style style:name="P14" style:family="paragraph" style:parent-style-name="Heading_20_1" style:list-style-name="" style:master-page-name="MP2">
      <style:paragraph-properties style:page-number="auto" fo:break-before="page"/>
      <style:text-properties fo:language="en" fo:country="GB"/>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officeooo:paragraph-rsid="000e8e12"/>
    </style:style>
    <style:style style:name="P17" style:family="paragraph" style:parent-style-name="ForsideKunstSkrift" style:master-page-name="MPF0">
      <style:paragraph-properties style:page-number="auto" fo:break-before="page"/>
      <style:text-properties fo:language="en" fo:country="GB"/>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WW8Num4"/>
    <style:style style:name="P24" style:family="paragraph" style:parent-style-name="Text_20_body" style:list-style-name="L7"/>
    <style:style style:name="P25" style:family="paragraph" style:parent-style-name="Text_20_body" style:list-style-name="L9"/>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text-properties officeooo:paragraph-rsid="000e8e12"/>
    </style:style>
    <style:style style:name="P37" style:family="paragraph" style:parent-style-name="Text_20_body" style:list-style-name="L21">
      <style:text-properties officeooo:paragraph-rsid="000e8e12"/>
    </style:style>
    <style:style style:name="P38" style:family="paragraph" style:parent-style-name="Text_20_body" style:list-style-name="L21">
      <style:text-properties officeooo:paragraph-rsid="000fb788"/>
    </style:style>
    <style:style style:name="P39" style:family="paragraph" style:parent-style-name="Text_20_body" style:list-style-name="L6">
      <style:paragraph-properties style:writing-mode="lr-tb"/>
    </style:style>
    <style:style style:name="P40" style:family="paragraph" style:parent-style-name="Text_20_body" style:list-style-name="L8">
      <style:paragraph-properties style:writing-mode="lr-tb"/>
    </style:style>
    <style:style style:name="P41" style:family="paragraph" style:parent-style-name="Text_20_body" style:list-style-name="L10">
      <style:paragraph-properties style:writing-mode="lr-tb"/>
    </style:style>
    <style:style style:name="P42" style:family="paragraph" style:parent-style-name="Text_20_body" style:list-style-name="L20">
      <style:paragraph-properties style:writing-mode="lr-tb"/>
    </style:style>
    <style:style style:name="P43" style:family="paragraph" style:parent-style-name="Text_20_body" style:list-style-name="L12">
      <style:paragraph-properties fo:break-before="page"/>
    </style:style>
    <style:style style:name="P44" style:family="paragraph" style:parent-style-name="Standard" style:master-page-name="MP1">
      <style:paragraph-properties style:page-number="auto" fo:break-before="page"/>
      <style:text-properties fo:language="en" fo:country="GB"/>
    </style:style>
    <style:style style:name="P45" style:family="paragraph">
      <style:paragraph-properties style:writing-mode="lr-tb"/>
    </style:style>
    <style:style style:name="T1" style:family="text">
      <style:text-properties fo:language="en" fo:country="GB"/>
    </style:style>
    <style:style style:name="T2" style:family="text">
      <style:text-properties fo:language="en" fo:country="GB" style:font-name-complex="Calibri"/>
    </style:style>
    <style:style style:name="T3" style:family="text">
      <style:text-properties fo:font-size="10pt" fo:language="en" fo:country="GB" style:font-size-asian="10pt" style:font-size-complex="10pt"/>
    </style:style>
    <style:style style:name="T4" style:family="text">
      <style:text-properties fo:font-size="10pt" fo:language="da" fo:country="DK" style:font-size-asian="10pt" style:font-size-complex="10pt"/>
    </style:style>
    <style:style style:name="T5" style:family="text">
      <style:text-properties fo:color="#d46c0e" fo:font-size="10pt" fo:language="da" fo:country="DK" style:font-size-asian="10pt" style:font-size-complex="10pt"/>
    </style:style>
    <style:style style:name="T6" style:family="text">
      <style:text-properties style:font-name-complex="Calibri"/>
    </style:style>
    <style:style style:name="T7" style:family="text">
      <style:text-properties style:font-name-asian="Cambria" style:font-name-complex="Cambria"/>
    </style:style>
    <style:style style:name="T8" style:family="text">
      <style:text-properties fo:font-weight="bold" style:font-weight-asian="bold" style:font-weight-complex="bold"/>
    </style:style>
    <style:style style:name="T9" style:family="text">
      <style:text-properties officeooo:rsid="000e8e12"/>
    </style:style>
    <style:style style:name="T10" style:family="text">
      <style:text-properties officeooo:rsid="000fb788"/>
    </style:style>
    <style:style style:name="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10106"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0"/>
      <text:p text:style-name="P5"><text:title>CPR Broker</text:title></text:p>
      <text:p text:style-name="P8"><text:subject>Release notes</text:subject></text:p>
      <text:p text:style-name="P10"/>
      <text:p text:style-name="P10"/>
      <text:p text:style-name="P3"/>
      <text:p text:style-name="P4"><draw:frame draw:style-name="fr1" draw:name="grafik1" text:anchor-type="paragraph" svg:y="0cm" svg:width="4.895cm" svg:height="0.476cm" draw:z-index="1"><draw:image xlink:href="Pictures/10000000000000B90000001244F7FB63.png" xlink:type="simple" xlink:show="embed" xlink:actuate="onLoad"/></draw:frame></text:p>
      <text:p text:style-name="Footer"><text:span text:style-name="Default_20_Paragraph_20_Font"><text:span text:style-name="T3">© Copyright </text:span></text:span><text:span text:style-name="Default_20_Paragraph_20_Font"><text:span text:style-name="T3"><text:date style:data-style-name="N10106" text:date-value="2013-06-13T09:59:26.13">2013</text:date></text:span></text:span></text:p>
      <text:p text:style-name="P44"/>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12_Head">
            <text:p text:style-name="Contents_20_Heading">Table of Contents</text:p>
          </text:index-title>
          <text:p text:style-name="P7"><text:a xlink:type="simple" xlink:href="#__RefHeading__744_2098529114">Introduction<text:tab/>3</text:a></text:p>
          <text:p text:style-name="P7"><text:a xlink:type="simple" xlink:href="#__RefHeading__436_46715803">Version 1.0.1<text:tab/>4</text:a></text:p>
          <text:p text:style-name="P7"><text:a xlink:type="simple" xlink:href="#__RefHeading__2855_712427283">Version 1.1.0<text:tab/>5</text:a></text:p>
          <text:p text:style-name="P11"><text:a xlink:type="simple" xlink:href="#__RefHeading__2857_712427283">Interface changes<text:tab/>5</text:a></text:p>
          <text:p text:style-name="P11"><text:a xlink:type="simple" xlink:href="#__RefHeading__2859_712427283">Changed Dlls<text:tab/>5</text:a></text:p>
          <text:p text:style-name="P12"><text:a xlink:type="simple" xlink:href="#__RefHeading__2861_712427283">CprBroker.Engine<text:tab/>5</text:a></text:p>
          <text:p text:style-name="P12"><text:a xlink:type="simple" xlink:href="#__RefHeading__2863_712427283">CprBroker.Schemas<text:tab/>6</text:a></text:p>
          <text:p text:style-name="P12"><text:a xlink:type="simple" xlink:href="#__RefHeading__2865_712427283">CprBroker.Providers.DPR<text:tab/>6</text:a></text:p>
          <text:p text:style-name="P7"><text:a xlink:type="simple" xlink:href="#__RefHeading__2867_712427283">Version 1.1.1<text:tab/>7</text:a></text:p>
          <text:p text:style-name="P11"><text:a xlink:type="simple" xlink:href="#__RefHeading__2659_712427283">Changed Dlls<text:tab/>7</text:a></text:p>
          <text:p text:style-name="P12"><text:a xlink:type="simple" xlink:href="#__RefHeading__2661_712427283">CprBroker.Engine<text:tab/>7</text:a></text:p>
          <text:p text:style-name="P12"><text:a xlink:type="simple" xlink:href="#__RefHeading__2663_712427283">CprBroker.Schemas<text:tab/>8</text:a></text:p>
          <text:p text:style-name="P12"><text:a xlink:type="simple" xlink:href="#__RefHeading__2665_712427283">CprBroker.Utilities<text:tab/>8</text:a></text:p>
          <text:p text:style-name="P7"><text:a xlink:type="simple" xlink:href="#__RefHeading__2869_712427283">Version 1.1.2<text:tab/>9</text:a></text:p>
          <text:p text:style-name="P11"><text:a xlink:type="simple" xlink:href="#__RefHeading__2871_712427283">E&amp;M Database implementation<text:tab/>9</text:a></text:p>
          <text:p text:style-name="P11"><text:a xlink:type="simple" xlink:href="#__RefHeading__2873_712427283">New installer version<text:tab/>9</text:a></text:p>
          <text:p text:style-name="P12"><text:a xlink:type="simple" xlink:href="#__RefHeading__2875_712427283">Custom actions<text:tab/>9</text:a></text:p>
          <text:p text:style-name="P12"><text:a xlink:type="simple" xlink:href="#__RefHeading__2877_712427283">Silent installations<text:tab/>9</text:a></text:p>
          <text:p text:style-name="P12"><text:a xlink:type="simple" xlink:href="#__RefHeading__2879_712427283">Easier upgrades<text:tab/>9</text:a></text:p>
          <text:p text:style-name="P7"><text:a xlink:type="simple" xlink:href="#__RefHeading__1335_482065050">Version 1.2<text:tab/>10</text:a></text:p>
          <text:p text:style-name="P11"><text:a xlink:type="simple" xlink:href="#__RefHeading__1337_482065050">DPR<text:tab/>10</text:a></text:p>
          <text:p text:style-name="P11"><text:a xlink:type="simple" xlink:href="#__RefHeading__1427_482065050">Website<text:tab/>10</text:a></text:p>
          <text:p text:style-name="P11"><text:a xlink:type="simple" xlink:href="#__RefHeading__1429_482065050">Engine<text:tab/>10</text:a></text:p>
          <text:p text:style-name="P11"><text:a xlink:type="simple" xlink:href="#__RefHeading__1339_482065050">Installer enhancements<text:tab/>10</text:a></text:p>
          <text:p text:style-name="P7"><text:a xlink:type="simple" xlink:href="#__RefHeading__5101_1326892948">Version 1.3<text:tab/>12</text:a></text:p>
          <text:p text:style-name="P11"><text:a xlink:type="simple" xlink:href="#__RefHeading__5103_1326892948">CPR Direct<text:tab/>12</text:a></text:p>
          <text:p text:style-name="P12"><text:a xlink:type="simple" xlink:href="#__RefHeading__1496_1326892948">Extract Data provider<text:tab/>12</text:a></text:p>
          <text:p text:style-name="P12"><text:a xlink:type="simple" xlink:href="#__RefHeading__5105_1326892948">Client data provider<text:tab/>12</text:a></text:p>
          <text:p text:style-name="P11"><text:a xlink:type="simple" xlink:href="#__RefHeading__5107_1326892948">Engine<text:tab/>12</text:a></text:p>
          <text:p text:style-name="P7"><text:a xlink:type="simple" xlink:href="#__RefHeading__5109_1326892948">Version 1.3.1<text:tab/>13</text:a></text:p>
          <text:p text:style-name="P11"><text:a xlink:type="simple" xlink:href="#__RefHeading__1642_164760157">Engine<text:tab/>13</text:a></text:p>
          <text:p text:style-name="P11"><text:a xlink:type="simple" xlink:href="#__RefHeading__6770_58562128">Back end service<text:tab/>13</text:a></text:p>
          <text:p text:style-name="P11"><text:a xlink:type="simple" xlink:href="#__RefHeading__1644_164760157">Installer<text:tab/>13</text:a></text:p>
          <text:p text:style-name="P7"><text:a xlink:type="simple" xlink:href="#__RefHeading__1739_367244219">Version 1.3.2<text:tab/>14</text:a></text:p>
          <text:p text:style-name="P11"><text:a xlink:type="simple" xlink:href="#__RefHeading__1741_367244219">CPR Direct<text:tab/>14</text:a></text:p>
          <text:p text:style-name="P11"><text:a xlink:type="simple" xlink:href="#__RefHeading__12903_997733932">Installer<text:tab/>14</text:a></text:p>
          <text:p text:style-name="P7"><text:a xlink:type="simple" xlink:href="#__RefHeading__1833_493181037">Version 1.4<text:tab/>15</text:a></text:p>
          <text:p text:style-name="P11"><text:a xlink:type="simple" xlink:href="#__RefHeading__1764_1050239833">DPR<text:tab/>15</text:a></text:p>
          <text:p text:style-name="P11"><text:a xlink:type="simple" xlink:href="#__RefHeading__1988_938970145">KMD &amp; CPR Direct<text:tab/>15</text:a></text:p>
          <text:p text:style-name="P11"><text:a xlink:type="simple" xlink:href="#__RefHeading__1766_1050239833">E&amp;M<text:tab/>15</text:a></text:p>
          <text:p text:style-name="P11"><text:a xlink:type="simple" xlink:href="#__RefHeading__1768_1050239833">Engine<text:tab/>15</text:a></text:p>
          <text:p text:style-name="P11"><text:a xlink:type="simple" xlink:href="#__RefHeading__1770_1050239833">Database<text:tab/>15</text:a></text:p>
          <text:p text:style-name="P7"><text:a xlink:type="simple" xlink:href="#__RefHeading__1990_938970145">Version 2.1<text:tab/>16</text:a></text:p>
          <text:p text:style-name="P11"><text:a xlink:type="simple" xlink:href="#__RefHeading__1992_938970145">Part person interface<text:tab/>16</text:a></text:p>
          <text:p text:style-name="P11"><text:a xlink:type="simple" xlink:href="#__RefHeading__1994_938970145">DPR<text:tab/>16</text:a></text:p>
          <text:p text:style-name="P11"><text:a xlink:type="simple" xlink:href="#__RefHeading__1996_938970145">KMD<text:tab/>16</text:a></text:p>
          <text:p text:style-name="P11"><text:a xlink:type="simple" xlink:href="#__RefHeading__1998_938970145">E&amp;M<text:tab/>16</text:a></text:p>
          <text:p text:style-name="P11"><text:a xlink:type="simple" xlink:href="#__RefHeading__2000_938970145">CPR Direct<text:tab/>17</text:a></text:p>
          <text:p text:style-name="P11"><text:a xlink:type="simple" xlink:href="#__RefHeading__2068_437870872">Database schema<text:tab/>17</text:a></text:p>
          <text:p text:style-name="P7"><text:a xlink:type="simple" xlink:href="#__RefHeading__2313_1958419325">Version 2.1.1<text:tab/>18</text:a></text:p>
          <text:p text:style-name="P7"><text:a xlink:type="simple" xlink:href="#__RefHeading__2148_378977344">Version 2.1.2<text:tab/>19</text:a></text:p>
        </text:index-body>
      </text:table-of-content>
      <text:p text:style-name="P6"/>
      <text:h text:style-name="P14" text:outline-level="1"><text:bookmark-start text:name="__RefHeading__744_2098529114"/>Introduction<text:bookmark-end text:name="__RefHeading__744_2098529114"/></text:h>
      <text:p text:style-name="P4">This document lists all the versions of CPR Broker that are released after the first release.</text:p>
      <text:p text:style-name="P3"/>
      <text:h text:style-name="P13" text:outline-level="1"><text:bookmark-start text:name="__RefHeading__436_46715803"/>Version 1.0.1<text:bookmark-end text:name="__RefHeading__436_46715803"/></text:h>
      <text:p text:style-name="Text_20_body">This version is a minor enhancement for DPR data provider and data providers’ configuration page.</text:p>
      <text:p text:style-name="Text_20_body">The implementation is as follows</text:p>
      <text:list xml:id="list4286892959981464293" text:style-name="L1">
        <text:list-item>
          <text:p text:style-name="P18">Extra logging at key points in DPR to show decisions about using DPR diversion or skipping it.</text:p>
        </text:list-item>
        <text:list-item>
          <text:p text:style-name="P18">A new configuration property : DisableDiversion has been added to DPR data provider. The new property disables usage of DPR diversion (viderestilling) and thus using only the local DPR database records.</text:p>
        </text:list-item>
        <text:list-item>
          <text:p text:style-name="P18">The data providers configuration page now shows Boolean data provider properties as check boxed.</text:p>
        </text:list-item>
      </text:list>
      <text:h text:style-name="Heading_20_1" text:outline-level="1"><text:bookmark-start text:name="__RefHeading__2855_712427283"/><text:span text:style-name="Default_20_Paragraph_20_Font"><text:span text:style-name="T1">Version 1.1.0</text:span></text:span><text:bookmark-end text:name="__RefHeading__2855_712427283"/></text:h>
      <text:p text:style-name="Text_20_body"><text:span text:style-name="Default_20_Paragraph_20_Font"><text:span text:style-name="T1">This version contains some changes to the core engine, affecting List operation, and also some bug fixes in engine and DPR.</text:span></text:span></text:p>
      <text:h text:style-name="Heading_20_2" text:outline-level="2"><text:bookmark-start text:name="__RefHeading__2857_712427283"/><text:span text:style-name="Default_20_Paragraph_20_Font"><text:span text:style-name="T1">Interface changes</text:span></text:span><text:bookmark-end text:name="__RefHeading__2857_712427283"/></text:h>
      <text:p text:style-name="Text_20_body"><text:span text:style-name="Default_20_Paragraph_20_Font"><text:span text:style-name="T1">The interface now defines a new status code, 206. This code means that the interface method succeeded only partially. This status code can now only be returned from List operation, if not all requested person UUIDs have succeeded, but at least one UUID was read successfully.</text:span></text:span></text:p>
      <text:p text:style-name="Text_20_body"><text:span text:style-name="Default_20_Paragraph_20_Font"><text:span text:style-name="T1">In clear text, List operation will return status codes as follows</text:span></text:span></text:p>
      <text:list xml:id="list6232242347371087824" text:style-name="L2">
        <text:list-item>
          <text:p text:style-name="P19"><text:span text:style-name="Default_20_Paragraph_20_Font"><text:span text:style-name="T1">200 (OK) if all the UUIDs were found and successfully read.</text:span></text:span></text:p>
        </text:list-item>
        <text:list-item>
          <text:p text:style-name="P19"><text:span text:style-name="Default_20_Paragraph_20_Font"><text:span text:style-name="T1">206 (PARTIAL_SUCCESS) if all UUIDs were mapped to CPR numbers, at least one person was retrieved and at least one person UUID not retrieved. The status text field will contain more details (including the UUIDs).</text:span></text:span></text:p>
        </text:list-item>
        <text:list-item>
          <text:p text:style-name="P19"><text:span text:style-name="Default_20_Paragraph_20_Font"><text:span text:style-name="T1">400 (BAD_CLIENT_REQUEST) if </text:span></text:span></text:p>
          <text:p text:style-name="P19"><text:span text:style-name="Default_20_Paragraph_20_Font"><text:span text:style-name="T1">The application token is invalid, or </text:span></text:span></text:p>
          <text:p text:style-name="P19"><text:span text:style-name="Default_20_Paragraph_20_Font"><text:span text:style-name="T1">Input validation fails for a well known reason, such as an invalid/unknown UUID.</text:span></text:span></text:p>
        </text:list-item>
        <text:list-item>
          <text:p text:style-name="P19"><text:span text:style-name="Default_20_Paragraph_20_Font"><text:span text:style-name="T1">500 (UNSPECIFIED) if </text:span></text:span></text:p>
          <text:p text:style-name="P19"><text:span text:style-name="Default_20_Paragraph_20_Font"><text:span text:style-name="T1">Input validation fails for an unknown reason</text:span></text:span></text:p>
          <text:p text:style-name="P19"><text:span text:style-name="Default_20_Paragraph_20_Font"><text:span text:style-name="T1">An exception has occurred and cannot be handled</text:span></text:span></text:p>
        </text:list-item>
        <text:list-item>
          <text:p text:style-name="P19"><text:span text:style-name="Default_20_Paragraph_20_Font"><text:span text:style-name="T1">503 (DATASOURCE_UNAVAILABLE) if </text:span></text:span></text:p>
          <text:p text:style-name="P19"><text:span text:style-name="Default_20_Paragraph_20_Font"><text:span text:style-name="T1">There are no internal or external data providers defined in the system that can process the request, or</text:span></text:span></text:p>
          <text:p text:style-name="P19"><text:span text:style-name="Default_20_Paragraph_20_Font"><text:span text:style-name="T1">All the UUIDs did not match any known person data</text:span></text:span></text:p>
          <text:p text:style-name="P19"><text:span text:style-name="Default_20_Paragraph_20_Font"><text:span text:style-name="T1">The above description applies to all other interface methods, except for the parts that are specific to List()</text:span></text:span></text:p>
        </text:list-item>
      </text:list>
      <text:h text:style-name="Heading_20_2" text:outline-level="2"><text:bookmark-start text:name="__RefHeading__2859_712427283"/><text:span text:style-name="Default_20_Paragraph_20_Font"><text:span text:style-name="T1">Changed Dlls</text:span></text:span><text:bookmark-end text:name="__RefHeading__2859_712427283"/></text:h>
      <text:h text:style-name="Heading_20_3" text:outline-level="3"><text:bookmark-start text:name="__RefHeading__2861_712427283"/><text:soft-page-break/><text:span text:style-name="Default_20_Paragraph_20_Font"><text:span text:style-name="T1">CprBroker.Engine</text:span></text:span><text:bookmark-end text:name="__RefHeading__2861_712427283"/></text:h>
      <text:list xml:id="list5089104505487659672" text:style-name="L3">
        <text:list-item>
          <text:p text:style-name="P20"><text:span text:style-name="Default_20_Paragraph_20_Font"><text:span text:style-name="T1">Sub methods can now be greater than maximum wait handles supported by the </text:span></text:span><text:span text:style-name="Default_20_Paragraph_20_Font"><text:span text:style-name="T1">system. This affects the List method at the moment.</text:span></text:span></text:p>
        </text:list-item>
        <text:list-item>
          <text:p text:style-name="P20"><text:span text:style-name="Default_20_Paragraph_20_Font"><text:span text:style-name="T1">The ability for methods to partially success, implemented through the enumeration AggregationFailOption. This only affects List() at the moment. </text:span></text:span></text:p>
        </text:list-item>
      </text:list>
      <text:h text:style-name="Heading_20_3" text:outline-level="3"><text:bookmark-start text:name="__RefHeading__2863_712427283"/><text:span text:style-name="Default_20_Paragraph_20_Font"><text:span text:style-name="T1">CprBroker.Schemas</text:span></text:span><text:bookmark-end text:name="__RefHeading__2863_712427283"/></text:h>
      <text:list xml:id="list2304525933833507461" text:style-name="L4">
        <text:list-item>
          <text:p text:style-name="P21"><text:span text:style-name="Default_20_Paragraph_20_Font"><text:span text:style-name="T1">New return code : 206 (PARTIAL_SUCCESS)</text:span></text:span></text:p>
        </text:list-item>
        <text:list-item>
          <text:p text:style-name="P21"><text:span text:style-name="Default_20_Paragraph_20_Font"><text:span text:style-name="T1">Code refactoring and some new construction methods</text:span></text:span></text:p>
        </text:list-item>
      </text:list>
      <text:h text:style-name="Heading_20_3" text:outline-level="3"><text:bookmark-start text:name="__RefHeading__2865_712427283"/><text:span text:style-name="Default_20_Paragraph_20_Font"><text:span text:style-name="T1">CprBroker.Providers.DPR</text:span></text:span><text:bookmark-end text:name="__RefHeading__2865_712427283"/></text:h>
      <text:list xml:id="list5510579898664163208" text:style-name="L5">
        <text:list-item>
          <text:p text:style-name="P22"><text:span text:style-name="Default_20_Paragraph_20_Font"><text:span text:style-name="T1">Bug fix for conversion from decimal to date where month or day is zero. A zero is converted to one, which assumes that a zero month means beginning of the year (January)</text:span></text:span></text:p>
        </text:list-item>
      </text:list>
      <text:h text:style-name="Heading_20_1" text:outline-level="1"><text:bookmark-start text:name="__RefHeading__2867_712427283"/><text:span text:style-name="Default_20_Paragraph_20_Font"><text:span text:style-name="T1">Version 1.1.1</text:span></text:span><text:bookmark-end text:name="__RefHeading__2867_712427283"/></text:h>
      <text:p text:style-name="Text_20_body">The<text:span text:style-name="T6"> </text:span>List<text:span text:style-name="T6"> </text:span>operation<text:span text:style-name="T6"> </text:span>no<text:span text:style-name="T6"> </text:span>longer<text:span text:style-name="T6"> </text:span>completely<text:span text:style-name="T6"> </text:span>fails<text:span text:style-name="T6"> </text:span>if<text:span text:style-name="T6"> </text:span>one<text:span text:style-name="T6"> </text:span>or<text:span text:style-name="T6"> </text:span>more<text:span text:style-name="T6"> </text:span>UUID<text:span text:style-name="T6"> </text:span>is<text:span text:style-name="T6"> </text:span>not<text:span text:style-name="T6"> </text:span>mapped<text:span text:style-name="T6"> </text:span>to<text:span text:style-name="T6"> </text:span>a<text:span text:style-name="T6"> </text:span>CPR<text:span text:style-name="T6"> </text:span>number<text:span text:style-name="T6">. </text:span>Instead<text:span text:style-name="T6">, </text:span>this<text:span text:style-name="T6"> </text:span>case<text:span text:style-name="T6"> </text:span>is<text:span text:style-name="T6"> </text:span>treated<text:span text:style-name="T6"> </text:span>in<text:span text:style-name="T6"> </text:span>a<text:span text:style-name="T6"> </text:span>similar<text:span text:style-name="T6"> </text:span>way<text:span text:style-name="T6"> </text:span>as<text:span text:style-name="T6"> </text:span>if<text:span text:style-name="T6"> </text:span>there<text:span text:style-name="T6"> </text:span>is<text:span text:style-name="T6"> </text:span>no<text:span text:style-name="T6"> </text:span>data<text:span text:style-name="T6"> </text:span>provider<text:span text:style-name="T6"> </text:span>that<text:span text:style-name="T6"> </text:span>has<text:span text:style-name="T6"> </text:span>data<text:span text:style-name="T6"> </text:span>for<text:span text:style-name="T6"> </text:span>the<text:span text:style-name="T6"> </text:span>CPR<text:span text:style-name="T6"> </text:span>number<text:span text:style-name="T6">, </text:span>although<text:span text:style-name="T6"> </text:span>the<text:span text:style-name="T6"> </text:span>error<text:span text:style-name="T6"> </text:span>message<text:span text:style-name="T6"> </text:span>is<text:span text:style-name="T6"> </text:span>different<text:span text:style-name="T6">.</text:span></text:p>
      <text:p text:style-name="Text_20_body">In<text:span text:style-name="T6"> </text:span>clear<text:span text:style-name="T6"> </text:span>text<text:span text:style-name="T6">, </text:span>List<text:span text:style-name="T6"> </text:span>operation<text:span text:style-name="T6"> </text:span>will<text:span text:style-name="T6"> </text:span>return<text:span text:style-name="T6"> </text:span>status<text:span text:style-name="T6"> </text:span>codes<text:span text:style-name="T6"> </text:span>as<text:span text:style-name="T6"> </text:span>follows</text:p>
      <text:list xml:id="list3524685397745225984" text:style-name="WW8Num4">
        <text:list-item>
          <text:p text:style-name="P23"><text:span text:style-name="T6">200 (</text:span>OK<text:span text:style-name="T6">) </text:span>if<text:span text:style-name="T6"> </text:span>all<text:span text:style-name="T6"> </text:span>the<text:span text:style-name="T6"> </text:span>UUIDs<text:span text:style-name="T6"> </text:span>were<text:span text:style-name="T6"> </text:span>found<text:span text:style-name="T6"> </text:span>and<text:span text:style-name="T6"> </text:span>successfully<text:span text:style-name="T6"> </text:span>read</text:p>
        </text:list-item>
        <text:list-item>
          <text:p text:style-name="P23"><text:span text:style-name="T6">206 (</text:span>PARTIAL<text:span text:style-name="T6">_</text:span>SUCCESS<text:span text:style-name="T6">) </text:span>if<text:span text:style-name="T6"> </text:span>at<text:span text:style-name="T6"> </text:span>least<text:span text:style-name="T6"> </text:span>one<text:span text:style-name="T6"> </text:span>person<text:span text:style-name="T6"> </text:span>was<text:span text:style-name="T6"> </text:span>retrieved<text:span text:style-name="T6"> </text:span>and<text:span text:style-name="T6"> </text:span>at<text:span text:style-name="T6"> </text:span>least<text:span text:style-name="T6"> </text:span>one<text:span text:style-name="T6"> </text:span>person<text:span text:style-name="T6"> </text:span>UUID<text:span text:style-name="T6"> </text:span>not<text:span text:style-name="T6"> </text:span>mapped<text:span text:style-name="T6"> </text:span>to<text:span text:style-name="T6"> </text:span>a<text:span text:style-name="T6"> </text:span>CPR<text:span text:style-name="T6"> </text:span>number<text:span text:style-name="T6"> </text:span>or<text:span text:style-name="T6"> </text:span>whose<text:span text:style-name="T6"> </text:span>data<text:span text:style-name="T6"> </text:span>could<text:span text:style-name="T6"> </text:span>not<text:span text:style-name="T6"> </text:span>be<text:span text:style-name="T6"> </text:span>retrieved<text:span text:style-name="T6">. </text:span>The<text:span text:style-name="T6"> </text:span>status<text:span text:style-name="T6"> </text:span>text<text:span text:style-name="T6"> </text:span>field<text:span text:style-name="T6"> </text:span>will<text:span text:style-name="T6"> </text:span>contain<text:span text:style-name="T6"> </text:span>more<text:span text:style-name="T6"> </text:span>details<text:span text:style-name="T6"> (</text:span>including<text:span text:style-name="T6"> </text:span>the<text:span text:style-name="T6"> </text:span>UUIDs<text:span text:style-name="T6">). </text:span>The<text:span text:style-name="T6"> </text:span>error<text:span text:style-name="T6"> </text:span>message<text:span text:style-name="T6"> </text:span>would<text:span text:style-name="T6"> </text:span>be<text:span text:style-name="T6"> </text:span>like<text:span text:style-name="T6"> </text:span>this<text:span text:style-name="T6"> : </text:span></text:p>
        </text:list-item>
      </text:list>
      <text:p text:style-name="Text_20_body">Partial<text:span text:style-name="T6"> </text:span>success<text:span text:style-name="T6">. </text:span>Failed<text:span text:style-name="T6"> = </text:span>Unknown<text:span text:style-name="T6"> </text:span>UUID<text:span text:style-name="T6"> : &lt;</text:span>uuid<text:span text:style-name="T6">1,</text:span>uuid<text:span text:style-name="T6">1,…&gt;;</text:span>Data<text:span text:style-name="T6"> </text:span>provider<text:span text:style-name="T6"> </text:span>failed<text:span text:style-name="T6"> : &lt;</text:span>uuid<text:span text:style-name="T6">3,</text:span>uuid<text:span text:style-name="T6">4,…&gt;</text:span></text:p>
      <text:list xml:id="list29748527" text:continue-numbering="true" text:style-name="WW8Num4">
        <text:list-item>
          <text:p text:style-name="P23"><text:span text:style-name="T6">400 (</text:span>BAD<text:span text:style-name="T6">_</text:span>CLIENT<text:span text:style-name="T6">_</text:span>REQUEST<text:span text:style-name="T6">) </text:span>if<text:span text:style-name="T6"> </text:span></text:p>
          <text:list>
            <text:list-item>
              <text:p text:style-name="P23">The<text:span text:style-name="T6"> </text:span>application<text:span text:style-name="T6"> </text:span>token<text:span text:style-name="T6"> </text:span>is<text:span text:style-name="T6"> </text:span>invalid<text:span text:style-name="T6">, </text:span>or<text:span text:style-name="T6"> </text:span></text:p>
            </text:list-item>
            <text:list-item>
              <text:p text:style-name="P23">Input<text:span text:style-name="T6"> </text:span>validation<text:span text:style-name="T6"> </text:span>fails<text:span text:style-name="T6"> </text:span>for<text:span text:style-name="T6"> </text:span>a<text:span text:style-name="T6"> </text:span>well<text:span text:style-name="T6"> </text:span>known<text:span text:style-name="T6"> </text:span>reason<text:span text:style-name="T6">, </text:span>such<text:span text:style-name="T6"> </text:span>as<text:span text:style-name="T6"> </text:span>an<text:span text:style-name="T6"> </text:span>invalid<text:span text:style-name="T6"> </text:span>UUID<text:span text:style-name="T6">.</text:span></text:p>
            </text:list-item>
          </text:list>
        </text:list-item>
        <text:list-item>
          <text:p text:style-name="P23"><text:span text:style-name="T6">500 (</text:span>UNSPECIFIED<text:span text:style-name="T6">) </text:span>if<text:span text:style-name="T6"> </text:span></text:p>
          <text:list>
            <text:list-item>
              <text:p text:style-name="P23">Input<text:span text:style-name="T6"> </text:span>validation<text:span text:style-name="T6"> </text:span>fails<text:span text:style-name="T6"> </text:span>for<text:span text:style-name="T6"> </text:span>an<text:span text:style-name="T6"> </text:span>unknown<text:span text:style-name="T6"> </text:span>reason</text:p>
            </text:list-item>
            <text:list-item>
              <text:p text:style-name="P23">An<text:span text:style-name="T6"> </text:span>exception<text:span text:style-name="T6"> </text:span>has<text:span text:style-name="T6"> </text:span>occurred<text:span text:style-name="T6"> </text:span>and<text:span text:style-name="T6"> </text:span>cannot<text:span text:style-name="T6"> </text:span>be<text:span text:style-name="T6"> </text:span>handled</text:p>
            </text:list-item>
          </text:list>
        </text:list-item>
        <text:list-item>
          <text:p text:style-name="P23"><text:span text:style-name="T6">503 (</text:span>DATASOURCE<text:span text:style-name="T6">_</text:span>UNAVAILABLE<text:span text:style-name="T6">) </text:span>if<text:span text:style-name="T6"> </text:span></text:p>
          <text:list>
            <text:list-item>
              <text:p text:style-name="P23">There<text:span text:style-name="T6"> </text:span>are<text:span text:style-name="T6"> </text:span>no<text:span text:style-name="T6"> </text:span>internal<text:span text:style-name="T6"> </text:span>or<text:span text:style-name="T6"> </text:span>external<text:span text:style-name="T6"> </text:span>data<text:span text:style-name="T6"> </text:span>providers<text:span text:style-name="T6"> </text:span>defined<text:span text:style-name="T6"> </text:span>in<text:span text:style-name="T6"> </text:span>the<text:span text:style-name="T6"> </text:span>system<text:span text:style-name="T6"> </text:span>that<text:span text:style-name="T6"> </text:span>can<text:span text:style-name="T6"> </text:span>process<text:span text:style-name="T6"> </text:span>the<text:span text:style-name="T6"> </text:span>request<text:span text:style-name="T6">, </text:span>or</text:p>
            </text:list-item>
            <text:list-item>
              <text:p text:style-name="P23">All<text:span text:style-name="T6"> </text:span>the<text:span text:style-name="T6"> </text:span>UUIDs<text:span text:style-name="T6"> </text:span>did<text:span text:style-name="T6"> </text:span>not<text:span text:style-name="T6"> </text:span>match<text:span text:style-name="T6"> </text:span>any<text:span text:style-name="T6"> </text:span>known<text:span text:style-name="T6"> </text:span>CPR<text:span text:style-name="T6"> </text:span>number<text:span text:style-name="T6"> </text:span>or<text:span text:style-name="T6"> </text:span>person<text:span text:style-name="T6"> </text:span>data</text:p>
            </text:list-item>
          </text:list>
        </text:list-item>
      </text:list>
      <text:p text:style-name="Text_20_body">The<text:span text:style-name="T6"> </text:span>above<text:span text:style-name="T6"> </text:span>description<text:span text:style-name="T6"> </text:span>applies<text:span text:style-name="T6"> </text:span>to<text:span text:style-name="T6"> </text:span>all<text:span text:style-name="T6"> </text:span>other<text:span text:style-name="T6"> </text:span>interface<text:span text:style-name="T6"> </text:span>methods<text:span text:style-name="T6">, </text:span>except<text:span text:style-name="T6"> </text:span>for<text:span text:style-name="T6"> </text:span>the<text:span text:style-name="T6"> </text:span>parts<text:span text:style-name="T6"> </text:span>that<text:span text:style-name="T6"> </text:span>are<text:span text:style-name="T6"> </text:span>specific<text:span text:style-name="T6"> </text:span>to<text:span text:style-name="T6"> </text:span>List<text:span text:style-name="T6">()</text:span></text:p>
      <text:h text:style-name="Heading_20_2" text:outline-level="2"><text:bookmark-start text:name="__RefHeading__2659_712427283"/>Changed<text:span text:style-name="T7"> </text:span>Dlls<text:bookmark-end text:name="__RefHeading__2659_712427283"/></text:h>
      <text:h text:style-name="Heading_20_3" text:outline-level="3"><text:bookmark-start text:name="__RefHeading__2661_712427283"/>CprBroker<text:span text:style-name="T7">.</text:span>Engine<text:bookmark-end text:name="__RefHeading__2661_712427283"/></text:h>
      <text:list xml:id="list29753874" text:continue-numbering="true" text:style-name="WW8Num4">
        <text:list-item>
          <text:p text:style-name="P23">UUID<text:span text:style-name="T6"> </text:span>mapping<text:span text:style-name="T6"> </text:span>to<text:span text:style-name="T6"> </text:span>CPR<text:span text:style-name="T6"> </text:span>numbers<text:span text:style-name="T6"> </text:span>is<text:span text:style-name="T6"> </text:span>now<text:span text:style-name="T6"> </text:span>part<text:span text:style-name="T6"> </text:span>of<text:span text:style-name="T6"> </text:span>the<text:span text:style-name="T6"> </text:span>actual<text:span text:style-name="T6"> </text:span>read<text:span text:style-name="T6"> </text:span>operation<text:span text:style-name="T6"> </text:span>logic<text:span text:style-name="T6"> </text:span>rather<text:span text:style-name="T6"> </text:span>than<text:span text:style-name="T6"> </text:span>input<text:span text:style-name="T6"> </text:span>validation<text:span text:style-name="T6">.</text:span></text:p>
        </text:list-item>
        <text:list-item>
          <text:p text:style-name="P23">New<text:span text:style-name="T6"> </text:span>method<text:span text:style-name="T6"> </text:span>SubMethodInfo<text:span text:style-name="T6">. </text:span>PossibleErrorReason<text:span text:style-name="T6">(). </text:span></text:p>
        </text:list-item>
      </text:list>
      <text:h text:style-name="Heading_20_3" text:outline-level="3"><text:bookmark-start text:name="__RefHeading__2663_712427283"/><text:soft-page-break/>CprBroker<text:span text:style-name="T7">.</text:span>Schemas<text:bookmark-end text:name="__RefHeading__2663_712427283"/></text:h>
      <text:list xml:id="list29735033" text:continue-numbering="true" text:style-name="WW8Num4">
        <text:list-item>
          <text:p text:style-name="P23">Handling<text:span text:style-name="T6"> </text:span>of<text:span text:style-name="T6"> </text:span>different<text:span text:style-name="T6"> </text:span>failure<text:span text:style-name="T6"> </text:span>reasons<text:span text:style-name="T6"> </text:span>in<text:span text:style-name="T6"> </text:span>partial<text:span text:style-name="T6"> </text:span>success<text:span text:style-name="T6">.</text:span></text:p>
        </text:list-item>
        <text:list-item>
          <text:p text:style-name="P23">New<text:span text:style-name="T6"> </text:span>method<text:span text:style-name="T6"> : </text:span>TilstandVirkningType<text:span text:style-name="T6">.</text:span>ToVirkningType<text:span text:style-name="T6">()</text:span></text:p>
        </text:list-item>
        <text:list-item>
          <text:p text:style-name="P23">Bug<text:span text:style-name="T6"> </text:span>fix<text:span text:style-name="T6"> </text:span>for<text:span text:style-name="T6"> </text:span>calculation<text:span text:style-name="T6"> </text:span>of<text:span text:style-name="T6"> </text:span>effect<text:span text:style-name="T6"> </text:span>dates<text:span text:style-name="T6"> </text:span>for<text:span text:style-name="T6"> </text:span>a<text:span text:style-name="T6"> </text:span>person<text:span text:style-name="T6"> </text:span>registration<text:span text:style-name="T6"> </text:span>whole<text:span text:style-name="T6"> </text:span>effect<text:span text:style-name="T6"> (</text:span>RegistreringType<text:span text:style-name="T6">1. </text:span>Virkning<text:span text:style-name="T6">). </text:span>The<text:span text:style-name="T6"> </text:span>new<text:span text:style-name="T6"> </text:span>calculation<text:span text:style-name="T6"> </text:span>takes<text:span text:style-name="T6"> </text:span>into<text:span text:style-name="T6"> </text:span>account<text:span text:style-name="T6"> </text:span>all<text:span text:style-name="T6"> </text:span>TilstandVirkningType<text:span text:style-name="T6"> </text:span>objects<text:span text:style-name="T6"> </text:span>in<text:span text:style-name="T6"> </text:span>the<text:span text:style-name="T6"> </text:span>RegistreringType<text:span text:style-name="T6">1 </text:span>object<text:span text:style-name="T6">.</text:span></text:p>
        </text:list-item>
        <text:list-item>
          <text:p text:style-name="P23">ToLifeStatus<text:span text:style-name="T6">() </text:span>now<text:span text:style-name="T6"> </text:span>throws<text:span text:style-name="T6"> </text:span>an<text:span text:style-name="T6"> </text:span>exception<text:span text:style-name="T6"> </text:span>if<text:span text:style-name="T6"> </text:span>the<text:span text:style-name="T6"> </text:span>given<text:span text:style-name="T6"> </text:span>status<text:span text:style-name="T6"> </text:span>is<text:span text:style-name="T6"> </text:span>invalid<text:span text:style-name="T6">. </text:span>This<text:span text:style-name="T6"> </text:span>is<text:span text:style-name="T6"> </text:span>determined<text:span text:style-name="T6"> </text:span>through<text:span text:style-name="T6"> </text:span>the<text:span text:style-name="T6"> </text:span>new<text:span text:style-name="T6"> </text:span>method<text:span text:style-name="T6"> </text:span>IsValidCivilRegistrationStatus<text:span text:style-name="T6">() </text:span>which<text:span text:style-name="T6"> </text:span>relies<text:span text:style-name="T6"> </text:span>on<text:span text:style-name="T6"> </text:span>a<text:span text:style-name="T6"> </text:span>new<text:span text:style-name="T6"> </text:span>enumeration<text:span text:style-name="T6">: </text:span>PersonCivilRegistrationStatusCode<text:span text:style-name="T6">.</text:span></text:p>
        </text:list-item>
        <text:list-item>
          <text:p text:style-name="P23">New<text:span text:style-name="T6"> </text:span>method<text:span text:style-name="T6"> : </text:span>UnikIdType<text:span text:style-name="T6">.</text:span>Clone<text:span text:style-name="T6">()</text:span></text:p>
        </text:list-item>
      </text:list>
      <text:h text:style-name="Heading_20_3" text:outline-level="3"><text:bookmark-start text:name="__RefHeading__2665_712427283"/>CprBroker<text:span text:style-name="T7">.</text:span>Utilities<text:bookmark-end text:name="__RefHeading__2665_712427283"/></text:h>
      <text:list xml:id="list29754768" text:continue-numbering="true" text:style-name="WW8Num4">
        <text:list-item>
          <text:p text:style-name="P23"><text:span text:style-name="Default_20_Paragraph_20_Font"><text:span text:style-name="T1">New</text:span></text:span><text:span text:style-name="Default_20_Paragraph_20_Font"><text:span text:style-name="T2"> </text:span></text:span><text:span text:style-name="Default_20_Paragraph_20_Font"><text:span text:style-name="T1">method</text:span></text:span><text:span text:style-name="Default_20_Paragraph_20_Font"><text:span text:style-name="T2">: </text:span></text:span><text:span text:style-name="Default_20_Paragraph_20_Font"><text:span text:style-name="T1">Utilities</text:span></text:span><text:span text:style-name="Default_20_Paragraph_20_Font"><text:span text:style-name="T2">.</text:span></text:span><text:span text:style-name="Default_20_Paragraph_20_Font"><text:span text:style-name="T1">Dates</text:span></text:span><text:span text:style-name="Default_20_Paragraph_20_Font"><text:span text:style-name="T2">.</text:span></text:span><text:span text:style-name="Default_20_Paragraph_20_Font"><text:span text:style-name="T1">DateRangeIncludes</text:span></text:span><text:span text:style-name="Default_20_Paragraph_20_Font"><text:span text:style-name="T2">()</text:span></text:span></text:p>
        </text:list-item>
      </text:list>
      <text:h text:style-name="Heading_20_1" text:outline-level="1"><text:bookmark-start text:name="__RefHeading__2869_712427283"/><text:span text:style-name="Default_20_Paragraph_20_Font"><text:span text:style-name="T2">Version 1.1.2</text:span></text:span><text:bookmark-end text:name="__RefHeading__2869_712427283"/></text:h>
      <text:p text:style-name="Text_20_body"><text:span text:style-name="Default_20_Paragraph_20_Font"><text:span text:style-name="T2">This version includes 2 main changes, the implementation of the E&amp;M database as a data provider and a newer version of the installer itself.</text:span></text:span></text:p>
      <text:h text:style-name="Heading_20_2" text:outline-level="2"><text:bookmark-start text:name="__RefHeading__2871_712427283"/><text:span text:style-name="Default_20_Paragraph_20_Font"><text:span text:style-name="T2">E&amp;M Database implementation</text:span></text:span><text:bookmark-end text:name="__RefHeading__2871_712427283"/></text:h>
      <text:p text:style-name="Text_20_body"><text:span text:style-name="Default_20_Paragraph_20_Font"><text:span text:style-name="T2">This implementation has started some time ago, but only included since this version. This implementation has been done in the file “CprBroker.Providers.E_M.dll”.</text:span></text:span></text:p>
      <text:p text:style-name="Text_20_body"><text:span text:style-name="Default_20_Paragraph_20_Font"><text:span text:style-name="T2">The implementation made use of extensive unit testing for almost every single method, covering almost all the possible test cases.</text:span></text:span></text:p>
      <text:h text:style-name="Heading_20_2" text:outline-level="2"><text:bookmark-start text:name="__RefHeading__2873_712427283"/><text:span text:style-name="Default_20_Paragraph_20_Font"><text:span text:style-name="T2">New installer version</text:span></text:span><text:bookmark-end text:name="__RefHeading__2873_712427283"/></text:h>
      <text:h text:style-name="Heading_20_3" text:outline-level="3"><text:bookmark-start text:name="__RefHeading__2875_712427283"/><text:span text:style-name="Default_20_Paragraph_20_Font"><text:span text:style-name="T2">Custom actions</text:span></text:span><text:bookmark-end text:name="__RefHeading__2875_712427283"/></text:h>
      <text:p text:style-name="Text_20_body"><text:span text:style-name="Default_20_Paragraph_20_Font"><text:span text:style-name="T2">The number of custom actions has been significantly reduced. Database operations are performed in 1 action per operation type. The same applies for web custom actions.</text:span></text:span></text:p>
      <text:h text:style-name="Heading_20_3" text:outline-level="3"><text:bookmark-start text:name="__RefHeading__2877_712427283"/><text:span text:style-name="Default_20_Paragraph_20_Font"><text:span text:style-name="T2">Silent installations</text:span></text:span><text:bookmark-end text:name="__RefHeading__2877_712427283"/></text:h>
      <text:p text:style-name="Text_20_body"><text:span text:style-name="Default_20_Paragraph_20_Font"><text:span text:style-name="T2">It is possible now to deploy CPR Broker without having user interface at all (and all other UI levels in windows installer).</text:span></text:span></text:p>
      <text:h text:style-name="Heading_20_3" text:outline-level="3"><text:bookmark-start text:name="__RefHeading__2879_712427283"/><text:span text:style-name="Default_20_Paragraph_20_Font"><text:span text:style-name="T2">Easier upgrades</text:span></text:span><text:bookmark-end text:name="__RefHeading__2879_712427283"/></text:h>
      <text:p text:style-name="Text_20_body"><text:span text:style-name="Default_20_Paragraph_20_Font"><text:span text:style-name="T2">It is now possible to upgrade an existing installation by simply running the installer of the new version. This is easier than the previous use of patches.</text:span></text:span></text:p>
      <text:h text:style-name="Heading_20_1" text:outline-level="1"><text:bookmark-start text:name="__RefHeading__1335_482065050"/><text:span text:style-name="Default_20_Paragraph_20_Font"><text:span text:style-name="T2">Version 1.2</text:span></text:span><text:bookmark-end text:name="__RefHeading__1335_482065050"/></text:h>
      <text:p text:style-name="Text_20_body"><text:span text:style-name="Default_20_Paragraph_20_Font"><text:span text:style-name="T2">The main purpose of this release is to introduce the ability of DPR data providers to be configured so that they always return CprBorgerType for all people regardless for their nationality. A new property called AlwaysReturnCprBorgerType was added. Default value is false, thus allowing existing installations to behave as they already do.</text:span></text:span></text:p>
      <text:h text:style-name="Heading_20_2" text:outline-level="2"><text:bookmark-start text:name="__RefHeading__1337_482065050"/><text:span text:style-name="Default_20_Paragraph_20_Font"><text:span text:style-name="T2">DPR</text:span></text:span><text:bookmark-end text:name="__RefHeading__1337_482065050"/></text:h>
      <text:list xml:id="list4320054306621781292" text:style-name="L6">
        <text:list-item>
          <text:p text:style-name="P39"><text:span text:style-name="Default_20_Paragraph_20_Font"><text:span text:style-name="T2">Unit tests for most of DPR code.</text:span></text:span></text:p>
        </text:list-item>
        <text:list-item>
          <text:p text:style-name="P39"><text:span text:style-name="Default_20_Paragraph_20_Font"><text:span text:style-name="T2">Code refactoring of DPR code, isolated many of the object creation code into separate methods.</text:span></text:span></text:p>
        </text:list-item>
        <text:list-item>
          <text:p text:style-name="P39"><text:span text:style-name="Default_20_Paragraph_20_Font"><text:span text:style-name="T2">Church membership indicator returns true only if the DPR is 'F'.</text:span></text:span></text:p>
        </text:list-item>
        <text:list-item>
          <text:p text:style-name="P39"><text:span text:style-name="Default_20_Paragraph_20_Font"><text:span text:style-name="T2">Mother/Father CPR number retrieval no longer depends on mother/father marker.</text:span></text:span></text:p>
        </text:list-item>
        <text:list-item>
          <text:p text:style-name="P39"><text:span text:style-name="Default_20_Paragraph_20_Font"><text:span text:style-name="T2">It is now possible to configure DPR data providers to always return CprBorgerType for citizens of all nationalities. This means that all returned people will have an address.</text:span></text:span></text:p>
        </text:list-item>
        <text:list-item>
          <text:p text:style-name="P39"><text:span text:style-name="Default_20_Paragraph_20_Font"><text:span text:style-name="T2">The system can now detect 'separated' persons and differentiate them from married/registered partners.</text:span></text:span></text:p>
        </text:list-item>
      </text:list>
      <text:h text:style-name="Heading_20_2" text:outline-level="2"><text:bookmark-start text:name="__RefHeading__1427_482065050"/><text:span text:style-name="Default_20_Paragraph_20_Font"><text:span text:style-name="T2">Website</text:span></text:span><text:bookmark-end text:name="__RefHeading__1427_482065050"/></text:h>
      <text:list xml:id="list29728549" text:continue-numbering="true" text:style-name="L6">
        <text:list-item>
          <text:p text:style-name="P39"><text:span text:style-name="Default_20_Paragraph_20_Font"><text:span text:style-name="T2">Faster counting of number of rows in LogEntry table, based on table statistics.</text:span></text:span></text:p>
        </text:list-item>
      </text:list>
      <text:h text:style-name="Heading_20_2" text:outline-level="2"><text:bookmark-start text:name="__RefHeading__1429_482065050"/><text:span text:style-name="Default_20_Paragraph_20_Font"><text:span text:style-name="T2">Engine</text:span></text:span><text:bookmark-end text:name="__RefHeading__1429_482065050"/></text:h>
      <text:list xml:id="list29727446" text:continue-numbering="true" text:style-name="L6">
        <text:list-item>
          <text:p text:style-name="P39"><text:span text:style-name="Default_20_Paragraph_20_Font"><text:span text:style-name="T2">Faster data provider allocation based on IEnumerable rather than List.</text:span></text:span></text:p>
        </text:list-item>
        <text:list-item>
          <text:p text:style-name="P39"><text:span text:style-name="Default_20_Paragraph_20_Font"><text:span text:style-name="T2">Bug fix for the case where there are zero sub methods.</text:span></text:span></text:p>
        </text:list-item>
        <text:list-item>
          <text:p text:style-name="P39"><text:span text:style-name="Default_20_Paragraph_20_Font"><text:span text:style-name="T2">Loading data providers from database is done only once per façade.</text:span></text:span></text:p>
        </text:list-item>
        <text:list-item>
          <text:p text:style-name="P39"><text:span text:style-name="Default_20_Paragraph_20_Font"><text:span text:style-name="T2">Bug fix for reading of new data provider properties that were never set before.</text:span></text:span></text:p>
        </text:list-item>
        <text:list-item>
          <text:p text:style-name="P39"><text:span text:style-name="Default_20_Paragraph_20_Font"><text:span text:style-name="T2">Bug fix: related persons throw an exception if could not be mapped to UUID's</text:span></text:span></text:p>
        </text:list-item>
      </text:list>
      <text:h text:style-name="Heading_20_2" text:outline-level="2"><text:bookmark-start text:name="__RefHeading__1339_482065050"/><text:span text:style-name="Default_20_Paragraph_20_Font"><text:span text:style-name="T2">Installer enhancements</text:span></text:span><text:bookmark-end text:name="__RefHeading__1339_482065050"/></text:h>
      <text:list xml:id="list8151997750562663896" text:style-name="L7">
        <text:list-item>
          <text:p text:style-name="P24"><text:span text:style-name="Default_20_Paragraph_20_Font"><text:span text:style-name="T2">Bug fix for the case when database name contains an ampersand (&amp;).</text:span></text:span></text:p>
        </text:list-item>
        <text:list-item>
          <text:p text:style-name="P24"><text:span text:style-name="Default_20_Paragraph_20_Font"><text:span text:style-name="T2">Referenced libraries organization.</text:span></text:span></text:p>
        </text:list-item>
        <text:list-item>
          <text:p text:style-name="P24"><text:soft-page-break/><text:span text:style-name="Default_20_Paragraph_20_Font"><text:span text:style-name="T2">The installer now calls msizap.exe to force windows installer to forget previous versions of CPR broker (on a successful install).</text:span></text:span></text:p>
        </text:list-item>
        <text:list-item>
          <text:p text:style-name="P24"><text:span text:style-name="Default_20_Paragraph_20_Font"><text:span text:style-name="T2">The installer now requires (and checks for) elevated privileges.</text:span></text:span></text:p>
        </text:list-item>
        <text:list-item>
          <text:p text:style-name="P24"><text:span text:style-name="Default_20_Paragraph_20_Font"><text:span text:style-name="T2">The installer does not allow installation as virtual directory if there are no existing websites on the target machine.</text:span></text:span></text:p>
        </text:list-item>
        <text:list-item>
          <text:p text:style-name="P24"><text:span text:style-name="Default_20_Paragraph_20_Font"><text:span text:style-name="T2">Progress text for most custom actions.</text:span></text:span></text:p>
        </text:list-item>
        <text:list-item>
          <text:p text:style-name="P24"><text:span text:style-name="Default_20_Paragraph_20_Font"><text:span text:style-name="T2">Increased time out for the command that checks if the database login should be dropped during uninstall.</text:span></text:span></text:p>
        </text:list-item>
      </text:list>
      <text:h text:style-name="Heading_20_1" text:outline-level="1"><text:bookmark-start text:name="__RefHeading__5101_1326892948"/><text:span text:style-name="Default_20_Paragraph_20_Font"><text:span text:style-name="T2">Version 1.3</text:span></text:span><text:bookmark-end text:name="__RefHeading__5101_1326892948"/></text:h>
      <text:p text:style-name="Text_20_body"><text:span text:style-name="Default_20_Paragraph_20_Font"><text:span text:style-name="T2">The main change in this version is the beta version of CPR Direct data providers</text:span></text:span></text:p>
      <text:h text:style-name="Heading_20_2" text:outline-level="2"><text:bookmark-start text:name="__RefHeading__5103_1326892948"/><text:span text:style-name="Default_20_Paragraph_20_Font"><text:span text:style-name="T2">CPR Direct</text:span></text:span><text:bookmark-end text:name="__RefHeading__5103_1326892948"/></text:h>
      <text:p text:style-name="Text_20_body"><text:span text:style-name="Default_20_Paragraph_20_Font"><text:span text:style-name="T2">This version has a beta version of CPR direct. It comes in 2 data providers. Both use the 12170 format</text:span></text:span></text:p>
      <text:h text:style-name="Heading_20_3" text:outline-level="3"><text:bookmark-start text:name="__RefHeading__1496_1326892948"/><text:span text:style-name="Default_20_Paragraph_20_Font"><text:span text:style-name="T2">Extract Data provider</text:span></text:span><text:bookmark-end text:name="__RefHeading__1496_1326892948"/></text:h>
      <text:p text:style-name="Text_20_body"><text:span text:style-name="Default_20_Paragraph_20_Font"><text:span text:style-name="T2">This is the main source used. It tracks a specified folder that receives daily change extracts from CPR office. The files are parsed and inserted in CPR broker's database to be later queried by CPR broker. The storage is made through Event Broker and is in both nanive and PART formats.</text:span></text:span></text:p>
      <text:h text:style-name="Heading_20_3" text:outline-level="3"><text:bookmark-start text:name="__RefHeading__5105_1326892948"/><text:span text:style-name="Default_20_Paragraph_20_Font"><text:span text:style-name="T2">Client data provider</text:span></text:span><text:bookmark-end text:name="__RefHeading__5105_1326892948"/></text:h>
      <text:p text:style-name="Text_20_body"><text:span text:style-name="Default_20_Paragraph_20_Font"><text:span text:style-name="T2">This source uses TCP/IP to communicate with CPR Direct Client service and get the data through TCP/IP. Data is then stored similarly to </text:span></text:span><text:span text:style-name="Default_20_Paragraph_20_Font"><text:span text:style-name="T2"><text:bookmark-ref text:reference-format="text" text:ref-name="__RefHeading__1496_1326892948">Extract Data provider</text:bookmark-ref></text:span></text:span><text:span text:style-name="Default_20_Paragraph_20_Font"><text:span text:style-name="T2">.</text:span></text:span></text:p>
      <text:h text:style-name="Heading_20_2" text:outline-level="2"><text:bookmark-start text:name="__RefHeading__5107_1326892948"/><text:span text:style-name="Default_20_Paragraph_20_Font"><text:span text:style-name="T2">Engine</text:span></text:span><text:bookmark-end text:name="__RefHeading__5107_1326892948"/></text:h>
      <text:p text:style-name="Text_20_body"><text:span text:style-name="Default_20_Paragraph_20_Font"><text:span text:style-name="T2">This version includes implementation of SourceObjectXml. This feature allows data providers to specify a certain XML string that represents the data it has read from the data provider in the provider's native format. This is useful when reading data from expensive sources (KMD). If we later find a bug in the conversion to the PART format, there is no need to re-read from KMD to generate PART objects again.</text:span></text:span></text:p>
      <text:h text:style-name="Heading_20_1" text:outline-level="1"><text:bookmark-start text:name="__RefHeading__5109_1326892948"/><text:span text:style-name="Default_20_Paragraph_20_Font"><text:span text:style-name="T2">Version 1.3.1</text:span></text:span><text:bookmark-end text:name="__RefHeading__5109_1326892948"/></text:h>
      <text:p text:style-name="P2"><text:span text:style-name="Default_20_Paragraph_20_Font"><text:span text:style-name="T2">This version has a small but important bug fix.</text:span></text:span></text:p>
      <text:h text:style-name="Heading_20_2" text:outline-level="2"><text:bookmark-start text:name="__RefHeading__1642_164760157"/><text:span text:style-name="Default_20_Paragraph_20_Font"><text:span text:style-name="T2">Engine</text:span></text:span><text:bookmark-end text:name="__RefHeading__1642_164760157"/></text:h>
      <text:list xml:id="list4997991960051057303" text:style-name="L8">
        <text:list-item>
          <text:p text:style-name="P40"><text:span text:style-name="Default_20_Paragraph_20_Font"><text:span text:style-name="T2">There was a bug that prevented List operation from getting a person's external data if more than one UUID is passed and the requested person has at least one relationship. This is a small but important bug fix.</text:span></text:span></text:p>
        </text:list-item>
      </text:list>
      <text:h text:style-name="Heading_20_2" text:outline-level="2"><text:bookmark-start text:name="__RefHeading__6770_58562128"/><text:span text:style-name="Default_20_Paragraph_20_Font"><text:span text:style-name="T2">Back end service</text:span></text:span><text:bookmark-end text:name="__RefHeading__6770_58562128"/></text:h>
      <text:list xml:id="list1181045778555707612" text:style-name="L9">
        <text:list-item>
          <text:p text:style-name="P25"><text:span text:style-name="Default_20_Paragraph_20_Font"><text:span text:style-name="T2">Synchronization of birth dates is now in batches of size 1000</text:span></text:span></text:p>
        </text:list-item>
      </text:list>
      <text:h text:style-name="Heading_20_2" text:outline-level="2"><text:bookmark-start text:name="__RefHeading__1644_164760157"/><text:span text:style-name="Default_20_Paragraph_20_Font"><text:span text:style-name="T2">Installer</text:span></text:span><text:bookmark-end text:name="__RefHeading__1644_164760157"/></text:h>
      <text:list xml:id="list5797338684319298296" text:style-name="L10">
        <text:list-item>
          <text:p text:style-name="P41"><text:span text:style-name="Default_20_Paragraph_20_Font"><text:span text:style-name="T2">Installer can now handle trhe case when registry value EnableLUA (for UAC) is not found - considers it as 0 (false)</text:span></text:span></text:p>
        </text:list-item>
      </text:list>
      <text:h text:style-name="Heading_20_1" text:outline-level="1"><text:bookmark-start text:name="__RefHeading__1739_367244219"/><text:span text:style-name="Default_20_Paragraph_20_Font"><text:span text:style-name="T2">Version 1.3.2</text:span></text:span><text:bookmark-end text:name="__RefHeading__1739_367244219"/></text:h>
      <text:p text:style-name="Text_20_body"><text:span text:style-name="Default_20_Paragraph_20_Font"><text:span text:style-name="T2">This is the production release of CPR Direct.</text:span></text:span></text:p>
      <text:h text:style-name="Heading_20_2" text:outline-level="2"><text:bookmark-start text:name="__RefHeading__1741_367244219"/><text:span text:style-name="Default_20_Paragraph_20_Font"><text:span text:style-name="T2">CPR Direct</text:span></text:span><text:bookmark-end text:name="__RefHeading__1741_367244219"/></text:h>
      <text:list xml:id="list5530253663917641532" text:style-name="L11">
        <text:list-item>
          <text:p text:style-name="P26"><text:span text:style-name="Default_20_Paragraph_20_Font"><text:span text:style-name="T2">Fixes for FTP connection</text:span></text:span></text:p>
        </text:list-item>
        <text:list-item>
          <text:p text:style-name="P26"><text:span text:style-name="Default_20_Paragraph_20_Font"><text:span text:style-name="T2">Separate encodings for extracts and TCP</text:span></text:span></text:p>
        </text:list-item>
        <text:list-item>
          <text:p text:style-name="P26"><text:span text:style-name="Default_20_Paragraph_20_Font"><text:span text:style-name="T2">Fixes for TCP/IP communication with CPR bureau</text:span></text:span></text:p>
        </text:list-item>
        <text:list-item>
          <text:p text:style-name="P26"><text:span text:style-name="Default_20_Paragraph_20_Font"><text:span text:style-name="T2">Isolated extraction from person data refresh</text:span></text:span></text:p>
        </text:list-item>
        <text:list-item>
          <text:p text:style-name="P26"><text:span text:style-name="Default_20_Paragraph_20_Font"><text:span text:style-name="T2">Introduced source objects for CPR Direct</text:span></text:span></text:p>
        </text:list-item>
      </text:list>
      <text:h text:style-name="Heading_20_2" text:outline-level="2"><text:bookmark-start text:name="__RefHeading__12903_997733932"/><text:span text:style-name="Default_20_Paragraph_20_Font"><text:span text:style-name="T2">Installer</text:span></text:span><text:bookmark-end text:name="__RefHeading__12903_997733932"/></text:h>
      <text:list xml:id="list6633517355662902794" text:style-name="L12">
        <text:list-item>
          <text:p text:style-name="P27"><text:span text:style-name="Default_20_Paragraph_20_Font"><text:span text:style-name="T2">The installer has been renamed to CprBroker.msi / CprBroker.exe</text:span></text:span></text:p>
        </text:list-item>
        <text:list-item>
          <text:p text:style-name="P27"><text:span text:style-name="Default_20_Paragraph_20_Font"><text:span text:style-name="T2">Generic database and website patching code and SQL</text:span></text:span></text:p>
          <text:p text:style-name="P27"><text:span text:style-name="Default_20_Paragraph_20_Font"><text:span text:style-name="T2"/></text:span></text:p>
        </text:list-item>
      </text:list>
      <text:h text:style-name="P15" text:outline-level="1"><text:bookmark-start text:name="__RefHeading__1833_493181037"/><text:span text:style-name="Default_20_Paragraph_20_Font"><text:span text:style-name="T2">Version 1.4</text:span></text:span><text:bookmark-end text:name="__RefHeading__1833_493181037"/></text:h>
      <text:p text:style-name="Text_20_body"><text:span text:style-name="Default_20_Paragraph_20_Font"><text:span text:style-name="T2">This version mainly contains a fix to include city name in returned addresses. This is included in DistrictName field. This applies to all 4 data sources (DPR, E&amp;M, KMD and CPR Direct). E&amp;M is now set to return null in this field.</text:span></text:span></text:p>
      <text:p text:style-name="Text_20_body"><text:span text:style-name="Default_20_Paragraph_20_Font"><text:span text:style-name="T2">To implement a smarter fix, this version introduces the concept of match rules. They are some rules that can detect whether a changed person data is due to a bug fix or due to a real change in the data.</text:span></text:span></text:p>
      <text:h text:style-name="Heading_20_2" text:outline-level="2"><text:bookmark-start text:name="__RefHeading__1764_1050239833"/><text:span text:style-name="Default_20_Paragraph_20_Font"><text:span text:style-name="T2">DPR</text:span></text:span><text:bookmark-end text:name="__RefHeading__1764_1050239833"/></text:h>
      <text:list xml:id="list8607003175574970462" text:style-name="L13">
        <text:list-item>
          <text:p text:style-name="P28"><text:span text:style-name="Default_20_Paragraph_20_Font"><text:span text:style-name="T2">AddressPostal.DistrictName now contains city name.</text:span></text:span></text:p>
        </text:list-item>
        <text:list-item>
          <text:p text:style-name="P28"><text:span text:style-name="Default_20_Paragraph_20_Font"><text:span text:style-name="T2">SpecialVejKode added.</text:span></text:span></text:p>
        </text:list-item>
      </text:list>
      <text:h text:style-name="Heading_20_2" text:outline-level="2"><text:bookmark-start text:name="__RefHeading__1988_938970145"/><text:span text:style-name="Default_20_Paragraph_20_Font"><text:span text:style-name="T2">KMD &amp; CPR Direct</text:span></text:span><text:bookmark-end text:name="__RefHeading__1988_938970145"/></text:h>
      <text:p text:style-name="Text_20_body"><text:span text:style-name="Default_20_Paragraph_20_Font"><text:span text:style-name="T2">AddressPostal.DistrictName now contains city name.</text:span></text:span></text:p>
      <text:h text:style-name="Heading_20_2" text:outline-level="2"><text:bookmark-start text:name="__RefHeading__1766_1050239833"/><text:span text:style-name="Default_20_Paragraph_20_Font"><text:span text:style-name="T2">E&amp;M</text:span></text:span><text:bookmark-end text:name="__RefHeading__1766_1050239833"/></text:h>
      <text:p text:style-name="Text_20_body"><text:span text:style-name="Default_20_Paragraph_20_Font"><text:span text:style-name="T2">AddressPostal.DistrictName is now always null.</text:span></text:span></text:p>
      <text:h text:style-name="Heading_20_2" text:outline-level="2"><text:bookmark-start text:name="__RefHeading__1768_1050239833"/><text:span text:style-name="Default_20_Paragraph_20_Font"><text:span text:style-name="T2">Engine</text:span></text:span><text:bookmark-end text:name="__RefHeading__1768_1050239833"/></text:h>
      <text:p text:style-name="Text_20_body"><text:span text:style-name="Default_20_Paragraph_20_Font"><text:span text:style-name="T2">Inclusion of match rules framework and a match rule for fixing city names.</text:span></text:span></text:p>
      <text:h text:style-name="Heading_20_2" text:outline-level="2"><text:bookmark-start text:name="__RefHeading__1770_1050239833"/><text:span text:style-name="Default_20_Paragraph_20_Font"><text:span text:style-name="T2">Database</text:span></text:span><text:bookmark-end text:name="__RefHeading__1770_1050239833"/></text:h>
      <text:p text:style-name="Text_20_body"><text:span text:style-name="Default_20_Paragraph_20_Font"><text:span text:style-name="T2">PersonProperties.BirthRegistrationAuthority is now of length 60.</text:span></text:span></text:p>
      <text:h text:style-name="Heading_20_1" text:outline-level="1"><text:bookmark-start text:name="__RefHeading__1990_938970145"/><text:span text:style-name="Default_20_Paragraph_20_Font"><text:span text:style-name="T2">Version </text:span></text:span><text:span text:style-name="Default_20_Paragraph_20_Font"><text:span text:style-name="T2">2.1</text:span></text:span><text:bookmark-end text:name="__RefHeading__1990_938970145"/></text:h>
      <text:p text:style-name="Text_20_body"><text:span text:style-name="Default_20_Paragraph_20_Font"><text:span text:style-name="T2">The main features of this version are</text:span></text:span></text:p>
      <text:list xml:id="list2321717168990175596" text:style-name="L14">
        <text:list-item>
          <text:p text:style-name="P29"><text:span text:style-name="Default_20_Paragraph_20_Font"><text:span text:style-name="T2">CprBorgerType is returned from all data sources</text:span></text:span></text:p>
        </text:list-item>
        <text:list-item>
          <text:p text:style-name="P29"><text:span text:style-name="Default_20_Paragraph_20_Font"><text:span text:style-name="T2">City name is now returned in DistrictSubdivisionIdentifier</text:span></text:span></text:p>
        </text:list-item>
      </text:list>
      <text:h text:style-name="Heading_20_2" text:outline-level="2"><text:bookmark-start text:name="__RefHeading__1992_938970145"/><text:span text:style-name="Default_20_Paragraph_20_Font"><text:span text:style-name="T2">Part person interface</text:span></text:span><text:bookmark-end text:name="__RefHeading__1992_938970145"/></text:h>
      <text:p text:style-name="Text_20_body"><text:span text:style-name="Default_20_Paragraph_20_Font"><text:span text:style-name="T1">Read() and List() operations are now capable of accepting an optional SOAP header that specifies usage of local cache. Possible options are (LocalOnly, ExternalOnly and LocalThenExternal)</text:span></text:span></text:p>
      <text:h text:style-name="Heading_20_2" text:outline-level="2"><text:bookmark-start text:name="__RefHeading__1994_938970145"/><text:span text:style-name="Default_20_Paragraph_20_Font"><text:span text:style-name="T1">DPR</text:span></text:span><text:bookmark-end text:name="__RefHeading__1994_938970145"/></text:h>
      <text:list xml:id="list6746539818953933552" text:style-name="L15">
        <text:list-item>
          <text:p text:style-name="P30"><text:span text:style-name="Default_20_Paragraph_20_Font"><text:span text:style-name="T1">Removed the property 'Always Return CprBorgerType. This property was kept for historical compatibility for a while, but now DPR will now always return person data of type CprBorgerType.</text:span></text:span></text:p>
        </text:list-item>
        <text:list-item>
          <text:p text:style-name="P30"><text:span text:style-name="Default_20_Paragraph_20_Font"><text:span text:style-name="T1">City name now goes into DistrictSubdivisionIdentifier, postal district goes into DistrictName.</text:span></text:span></text:p>
        </text:list-item>
        <text:list-item>
          <text:p text:style-name="P30"><text:span text:style-name="Default_20_Paragraph_20_Font"><text:span text:style-name="T1">Calls to DPR Diversion are now capable of timing out, and use disposable objects to avoid blockings.</text:span></text:span></text:p>
        </text:list-item>
      </text:list>
      <text:h text:style-name="Heading_20_2" text:outline-level="2"><text:bookmark-start text:name="__RefHeading__1996_938970145"/><text:span text:style-name="Default_20_Paragraph_20_Font"><text:span text:style-name="T1">KMD</text:span></text:span><text:bookmark-end text:name="__RefHeading__1996_938970145"/></text:h>
      <text:list xml:id="list29732266" text:continue-numbering="true" text:style-name="L15">
        <text:list-item>
          <text:p text:style-name="P30"><text:span text:style-name="Default_20_Paragraph_20_Font"><text:span text:style-name="T1">DistrictName = PostDistrict20, DistrictSubdivisionIdentifier = CityName34.</text:span></text:span></text:p>
        </text:list-item>
        <text:list-item>
          <text:p text:style-name="P30"><text:span text:style-name="Default_20_Paragraph_20_Font"><text:span text:style-name="T1">Isolated KMD calls from conversion to PART format.</text:span></text:span></text:p>
        </text:list-item>
      </text:list>
      <text:h text:style-name="Heading_20_2" text:outline-level="2"><text:bookmark-start text:name="__RefHeading__1998_938970145"/><text:span text:style-name="Default_20_Paragraph_20_Font"><text:span text:style-name="T1">E&amp;M</text:span></text:span><text:bookmark-end text:name="__RefHeading__1998_938970145"/></text:h>
      <text:list xml:id="list6309214044029971501" text:style-name="L16">
        <text:list-item>
          <text:p text:style-name="P31"><text:span text:style-name="Default_20_Paragraph_20_Font"><text:span text:style-name="T1">Zero, stateless and similar country codes are no longer treated as errors, and are returned as they are in the source.</text:span></text:span></text:p>
        </text:list-item>
        <text:list-item>
          <text:p text:style-name="P31"><text:span text:style-name="Default_20_Paragraph_20_Font"><text:span text:style-name="T1">Date values of minimum &amp; maximum date are treated as null.</text:span></text:span></text:p>
        </text:list-item>
        <text:list-item>
          <text:p text:style-name="P31"><text:span text:style-name="Default_20_Paragraph_20_Font"><text:span text:style-name="T1">CprBorgerType is always returned even for people of foreign nationalities. UkendtBorgerType and UdenlandskBorgerType are no longer used.</text:span></text:span></text:p>
        </text:list-item>
        <text:list-item>
          <text:p text:style-name="P31"><text:span text:style-name="Default_20_Paragraph_20_Font"><text:span text:style-name="T1">Address fixes:</text:span></text:span></text:p>
        </text:list-item>
      </text:list>
      <text:list xml:id="list2601858637588888948" text:style-name="L17">
        <text:list-item>
          <text:p text:style-name="P32"><text:span text:style-name="Default_20_Paragraph_20_Font"><text:span text:style-name="T1">Only active addresses are retrieved</text:span></text:span></text:p>
        </text:list-item>
        <text:list-item>
          <text:p text:style-name="P32"><text:span text:style-name="Default_20_Paragraph_20_Font"><text:span text:style-name="T1">Addresses now come from CitizenReadyAddress (JY67800V)</text:span></text:span></text:p>
        </text:list-item>
        <text:list-item>
          <text:p text:style-name="P32"><text:soft-page-break/><text:span text:style-name="Default_20_Paragraph_20_Font"><text:span text:style-name="T1">Addresses now include DistrictSubDivisionIdentifier</text:span></text:span></text:p>
        </text:list-item>
        <text:list-item>
          <text:p text:style-name="P32"><text:span text:style-name="Default_20_Paragraph_20_Font"><text:span text:style-name="T1">StreetName, post code and district all come from CitizenReadyAddress (JY67800V)</text:span></text:span></text:p>
        </text:list-item>
        <text:list-item>
          <text:p text:style-name="P32"><text:span text:style-name="Default_20_Paragraph_20_Font"><text:span text:style-name="T1">Postal district now goes into DistrictName and DistriktTekst</text:span></text:span></text:p>
        </text:list-item>
      </text:list>
      <text:h text:style-name="Heading_20_2" text:outline-level="2"><text:bookmark-start text:name="__RefHeading__2000_938970145"/><text:span text:style-name="Default_20_Paragraph_20_Font"><text:span text:style-name="T1">CPR Direct</text:span></text:span><text:bookmark-end text:name="__RefHeading__2000_938970145"/></text:h>
      <text:list xml:id="list9168954786479494730" text:style-name="L18">
        <text:list-item>
          <text:p text:style-name="P33"><text:span text:style-name="Default_20_Paragraph_20_Font"><text:span text:style-name="T1">Country code no longer validated</text:span></text:span></text:p>
        </text:list-item>
        <text:list-item>
          <text:p text:style-name="P33"><text:span text:style-name="Default_20_Paragraph_20_Font"><text:span text:style-name="T1">Date values of min &amp; max date are treated as null</text:span></text:span></text:p>
        </text:list-item>
        <text:list-item>
          <text:p text:style-name="P33"><text:span text:style-name="Default_20_Paragraph_20_Font"><text:span text:style-name="T1">Postal district now goes into DistrictName and DistriktTekst.</text:span></text:span></text:p>
        </text:list-item>
        <text:list-item>
          <text:p text:style-name="P33"><text:span text:style-name="Default_20_Paragraph_20_Font"><text:span text:style-name="T1">Error records are now read by the system</text:span></text:span></text:p>
        </text:list-item>
        <text:list-item>
          <text:p text:style-name="P33">Removed uncertainty flag from the calculation of citizenship.</text:p>
        </text:list-item>
        <text:list-item>
          <text:p text:style-name="P33">Implemented ISeparation in CPR Direct (current and history)</text:p>
        </text:list-item>
      </text:list>
      <text:h text:style-name="Heading_20_2" text:outline-level="2"><text:bookmark-start text:name="__RefHeading__2068_437870872"/>Database schema<text:bookmark-end text:name="__RefHeading__2068_437870872"/></text:h>
      <text:p text:style-name="Text_20_body">The database schema has been changed to that it allows multiple objects of PersonProperties (Egenskab) and person attributes (RegisterOplysning) per person. To fully update the database, batch client is needed to regenerate the database tables from the Contents field in PersonRegistration table.</text:p>
      <text:h text:style-name="Heading_20_1" text:outline-level="1"><text:bookmark-start text:name="__RefHeading__2313_1958419325"/>Version 2.1.1<text:bookmark-end text:name="__RefHeading__2313_1958419325"/></text:h>
      <text:p text:style-name="Text_20_body">This version is mainly about allowing more freedom of communication between CPR Broker and Person Master. </text:p>
      <text:list xml:id="list3623156089512074240" text:style-name="L19">
        <text:list-item>
          <text:p text:style-name="P34">It is now possible to call Person Master via https, and also possible to read a Windows Communication Foundation (WCF) end point configuration from the web.config file in CPR Broker for ultimate flexibility.</text:p>
        </text:list-item>
        <text:list-item>
          <text:p text:style-name="P34">Also, the client for person master no longer adds “/PersonMasterService12” to the address of person master data provider behind the scenes.<text:line-break/><text:span text:style-name="T8">Note</text:span><text:line-break/>Due to the change the address is handled, the installer will automatically add “/PersonMasterService12” suffix to existing person master data providers. It is always a good idea to ping these data providers after upgrading from a version older than this one.</text:p>
        </text:list-item>
      </text:list>
      <text:h text:style-name="Heading_20_1" text:outline-level="1"><text:bookmark-start text:name="__RefHeading__2148_378977344"/>Version 2.1.2<text:bookmark-end text:name="__RefHeading__2148_378977344"/></text:h>
      <text:list xml:id="list6236631123678202209" text:style-name="L20">
        <text:list-item>
          <text:p text:style-name="P42">Calls to CPR FTP site are now only one per hour.</text:p>
        </text:list-item>
        <text:list-item>
          <text:p text:style-name="P35">Communication over HTTP between CPR Broker and Event broker now carries default credentials when calling CPR Broker</text:p>
        </text:list-item>
        <text:list-item>
          <text:p text:style-name="P35">Log page (LogEntries.aspx) now has filtration capabilities for date, type and application.<text:line-break/></text:p>
        </text:list-item>
      </text:list>
      <text:p text:style-name="Text_20_body"/>
      <text:h text:style-name="P16" text:outline-level="1"><text:span text:style-name="T9">VERSION 2.2</text:span></text:h>
      <text:p text:style-name="P36"><text:span text:style-name="T9">This update is mainly focused on the implementation of historical data features and subscription based on criteria.</text:span></text:p>
      <text:list xml:id="list4400884774279377682" text:style-name="L21">
        <text:list-item>
          <text:p text:style-name="P37"><text:span text:style-name="T9">Historical data</text:span></text:p>
          <text:list>
            <text:list-item>
              <text:p text:style-name="P37"><text:span text:style-name="T9">Support of historical data extract from the CPR office</text:span></text:p>
            </text:list-item>
            <text:list-item>
              <text:p text:style-name="P37"><text:span text:style-name="T9">Added the service method ReadSnapshot, which will return the status of a person at a given date</text:span></text:p>
            </text:list-item>
            <text:list-item>
              <text:p text:style-name="P37"><text:span text:style-name="T9">Added the service method ListSnapshot, which is the list version of ReadSnapshot and thus takes a list of UUIDs and returns the statuses of theses persons on a given date</text:span></text:p>
            </text:list-item>
            <text:list-item>
              <text:p text:style-name="P37"><text:span text:style-name="T9">Added the service method ReadPeriod, which will return a sequence of statuses of a person within a given timespan</text:span></text:p>
            </text:list-item>
            <text:list-item>
              <text:p text:style-name="P37"><text:span text:style-name="T9">Added the service method ListPeriod, which is the list version of ReadPeriod and thus takes a list of UUIDs and returns a sequence of statuses of these persons within a given timespan</text:span></text:p>
            </text:list-item>
          </text:list>
        </text:list-item>
        <text:list-item>
          <text:p text:style-name="P37"><text:span text:style-name="T9">Subscriptions based on criteria</text:span></text:p>
          <text:list>
            <text:list-item>
              <text:p text:style-name="P37"><text:span text:style-name="T9">Added the service method SubscribeOnCriteria, which takes a criterion and adds subscriptions to persons meeting this criterion</text:span></text:p>
            </text:list-item>
          </text:list>
        </text:list-item>
        <text:list-item>
          <text:p text:style-name="P38"><text:span text:style-name="T10">Bug fixes</text:span></text:p>
          <text:list>
            <text:list-item>
              <text:p text:style-name="P38"><text:span text:style-name="T9"/></text:p>
            </text:list-item>
          </text:list>
        </text:list-item>
      </text:list>
      <text:list xml:id="list29754867" text:continue-list="list6633517355662902794" text:style-name="L12">
        <text:list-header>
          <text:p text:style-name="P43"><text:span text:style-name="Default_20_Paragraph_20_Font"><text:span text:style-name="T2"/></text:span></text:p>
        </text:list-header>
      </text:list>
      <text:p text:style-name="P10"/>
      <text:p text:style-name="P10"/>
      <text:p text:style-name="P10"/>
      <text:p text:style-name="P10"/>
      <text:p text:style-name="P10"/>
      <text:p text:style-name="P3"/>
      <text:p text:style-name="P3"><draw:frame draw:style-name="fr1" draw:name="graphics3" text:anchor-type="paragraph" svg:y="0cm" svg:width="4.895cm" svg:height="0.476cm" draw:z-index="2"><draw:image xlink:href="Pictures/10000000000000B90000001244F7FB63.png" xlink:type="simple" xlink:show="embed" xlink:actuate="onLoad"/></draw:frame></text:p>
      <text:p text:style-name="Footer"><text:span text:style-name="Default_20_Paragraph_20_Font"><text:span text:style-name="T5">adresse</text:span></text:span><text:span text:style-name="Default_20_Paragraph_20_Font"><text:span text:style-name="T4"><text:line-break/>Studiestræde 14, 1.<text:line-break/>1455 København K</text:span></text:span></text:p>
      <text:p text:style-name="Footer"><text:span text:style-name="Default_20_Paragraph_20_Font"><text:span text:style-name="T5">email</text:span></text:span><text:span text:style-name="Default_20_Paragraph_20_Font"><text:span text:style-name="T4"><text:line-break/>info@magenta-aps.dk</text:span></text:span></text:p>
      <text:p text:style-name="Footer"><text:span text:style-name="Default_20_Paragraph_20_Font"><text:span text:style-name="T5">telefon</text:span></text:span><text:span text:style-name="Default_20_Paragraph_20_Font"><text:span text:style-name="T4"><text:line-break/>(+45) 33 36 96 96</text:span></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Segoe UI" svg:font-family="'Segoe UI'" style:font-adornments="norma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0.494cm" fo:hyphenation-ladder-count="no-limit"/>
      <style:text-properties fo:color="#666666" style:font-name="Liberation Sans" fo:font-size="10.5pt" style:font-size-asian="10.5pt" fo:hyphenate="false"/>
    </style:style>
    <style:style style:name="Heading" style:family="paragraph" style:parent-style-name="Standard" style:next-style-name="Standard" style:class="text">
      <style:paragraph-properties fo:margin-top="0.247cm" fo:margin-bottom="0.247cm" style:contextual-spacing="false" fo:line-height="0.988cm" fo:hyphenation-ladder-count="no-limit" fo:keep-with-next="always"/>
      <style:text-properties fo:color="#444444" fo:font-size="14pt" fo:font-weight="bold" style:font-size-asian="14pt" style:font-weight-asian="bold" style:font-size-complex="14pt" fo:hyphenate="false"/>
    </style:style>
    <style:style style:name="Text_20_body" style:display-name="Text body" style:family="paragraph" style:parent-style-name="Standard" style:class="text">
      <style:paragraph-properties fo:hyphenation-ladder-count="no-limit"/>
      <style:text-properties fo:font-size="10.5pt" style:font-size-asian="10.5pt" fo:hyphenate="false"/>
    </style:style>
    <style:style style:name="Heading_20_1" style:display-name="Heading 1" style:family="paragraph" style:parent-style-name="Standard" style:next-style-name="Text_20_body" style:default-outline-level="1" style:class="text">
      <style:paragraph-properties fo:margin-top="0.247cm" fo:margin-bottom="0.247cm" style:contextual-spacing="false" fo:line-height="0.988cm" fo:hyphenation-ladder-count="no-limit" fo:break-before="page"/>
      <style:text-properties fo:text-transform="uppercase" fo:color="#d46c0e" fo:font-size="24pt" fo:font-weight="bold" style:font-size-asian="24pt" style:font-weight-asian="bold" style:font-weight-complex="bold" fo:hyphenate="false"/>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style:text-properties fo:font-style="italic" style:font-style-asian="italic" style:font-style-complex="italic" fo:hyphenate="false"/>
    </style:style>
    <style:style style:name="Index" style:family="paragraph" style:parent-style-name="Standard" style:class="index">
      <style:paragraph-properties fo:margin-top="0cm" fo:margin-bottom="0cm" style:contextual-spacing="false" fo:hyphenation-ladder-count="no-limit" text:number-lines="false" text:line-number="0"/>
      <style:text-properties fo:font-size="12pt" style:font-size-asian="12pt" fo:hyphenate="false"/>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style:style>
    <style:style style:name="Subtitle" style:family="paragraph" style:parent-style-name="Heading" style:next-style-name="Text_20_body" style:class="chapter">
      <style:paragraph-properties fo:margin-top="0cm" fo:margin-bottom="0.494cm" style:contextual-spacing="false" fo:line-height="100%" fo:hyphenation-ladder-count="no-limit" text:number-lines="false" text:line-number="0"/>
      <style:text-properties fo:color="#d46c0e" fo:font-size="21pt" fo:font-style="italic" style:font-size-asian="21pt" style:font-style-asian="italic" style:font-style-complex="italic" fo:hyphenate="false"/>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style:style>
    <style:style style:name="Contents_20_1" style:display-name="Contents 1" style:family="paragraph" style:parent-style-name="Index" style:class="index">
      <style:paragraph-properties fo:margin-top="0.494cm" fo:margin-bottom="0cm" style:contextual-spacing="false" fo:hyphenation-ladder-count="no-limit">
        <style:tab-stops>
          <style:tab-stop style:position="16.999cm" style:type="right" style:leader-style="dotted" style:leader-text="."/>
        </style:tab-stops>
      </style:paragraph-properties>
      <style:text-properties fo:font-weight="bold" style:font-weight-asian="bold" fo:hyphenate="false"/>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master-page-name="">
      <style:paragraph-properties fo:margin-top="0cm" fo:margin-bottom="0.101cm" style:contextual-spacing="false" fo:hyphenation-ladder-count="no-limit" style:page-number="auto" fo:background-color="transparent" style:shadow="none" text:number-lines="false" text:line-number="0">
        <style:tab-stops/>
        <style:background-image/>
      </style:paragraph-properties>
      <style:text-properties fo:font-size="8pt" style:font-size-asian="10.5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Illustration" style:family="paragraph" style:parent-style-name="Caption"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style:style>
    <style:style style:name="Brødtekst.tableheadintable" style:family="paragraph" style:parent-style-name="Table_20_Contents">
      <style:paragraph-properties fo:margin-top="0cm" fo:margin-bottom="0.053cm" style:contextual-spacing="false" fo:hyphenation-ladder-count="no-limit"/>
      <style:text-properties fo:font-weight="bold" style:font-weight-asian="bold" style:font-weight-complex="bold" fo:hyphenate="false"/>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style:style>
    <style:style style:name="Brødtekst.related" style:family="paragraph" style:parent-style-name="Text_20_body">
      <style:paragraph-properties fo:margin-top="0.706cm" fo:margin-bottom="0.053cm" style:contextual-spacing="false" fo:hyphenation-ladder-count="no-limit" fo:padding="0cm" fo:border-left="none" fo:border-right="none" fo:border-top="0.26pt solid #000000" fo:border-bottom="none" style:shadow="none"/>
      <style:text-properties fo:font-weight="bold" style:font-weight-asian="bold" style:font-weight-complex="bold"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Diagram" style:family="paragraph" style:parent-style-name="Caption">
      <style:paragraph-properties fo:hyphenation-ladder-count="no-limit"/>
      <style:text-properties fo:hyphenate="false"/>
    </style:style>
    <style:style style:name="Table" style:family="paragraph" style:parent-style-name="Caption" style:class="extra">
      <style:paragraph-properties fo:hyphenation-ladder-count="no-limit"/>
      <style:text-properties fo:hyphenate="false"/>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style:style>
    <style:style style:name="Standard.serif" style:family="paragraph" style:parent-style-name="Standard">
      <style:paragraph-properties fo:hyphenation-ladder-count="no-limit"/>
      <style:text-properties style:font-name="Liberation Serif" fo:hyphenate="false"/>
    </style:style>
    <style:style style:name="Brødtekst.serif" style:family="paragraph" style:parent-style-name="Standard.serif">
      <style:paragraph-properties fo:hyphenation-ladder-count="no-limit"/>
      <style:text-properties fo:hyphenate="false"/>
    </style:style>
    <style:style style:name="ForsideKunstSkrift" style:family="paragraph" style:parent-style-name="Standard">
      <style:paragraph-properties fo:margin-top="0cm" fo:margin-bottom="0cm" style:contextual-spacing="false" fo:line-height="90%" fo:hyphenation-ladder-count="no-limit"/>
      <style:text-properties fo:color="#dedede" fo:font-size="36pt" fo:font-weight="bold" style:font-size-asian="36pt" style:font-weight-asian="bold" style:font-size-complex="36pt" style:font-weight-complex="bold" fo:hyphenate="false"/>
    </style:style>
    <style:style style:name="Definition_20_Term" style:display-name="Definition Term" style:family="paragraph" style:parent-style-name="Standard" style:next-style-name="Definition_20_List">
      <style:paragraph-properties fo:margin-top="0cm" fo:margin-bottom="0cm" style:contextual-spacing="false" fo:hyphenation-ladder-count="no-limit"/>
      <style:text-properties fo:hyphenate="false"/>
    </style:style>
    <style:style style:name="Definition_20_List" style:display-name="Definition List" style:family="paragraph" style:parent-style-name="Standard" style:next-style-name="Definition_20_Term">
      <style:paragraph-properties fo:margin-left="0.635cm" fo:margin-right="0cm" fo:margin-top="0cm" fo:margin-bottom="0cm" style:contextual-spacing="false" fo:hyphenation-ladder-count="no-limit" fo:text-indent="0cm" style:auto-text-indent="false">
        <style:tab-stops/>
      </style:paragraph-properties>
      <style:text-properties fo:hyphenate="false"/>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style:style>
    <style:style style:name="Address" style:family="paragraph" style:parent-style-name="Standard" style:next-style-name="Standard">
      <style:paragraph-properties fo:margin-top="0cm" fo:margin-bottom="0cm" style:contextual-spacing="false" fo:hyphenation-ladder-count="no-limit"/>
      <style:text-properties fo:font-style="italic" style:font-style-asian="italic" style:font-style-complex="italic" fo:hyphenate="false"/>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style:style>
    <style:style style:name="Preformatted" style:family="paragraph" style:parent-style-name="Standard" style:next-style-name="Standard">
      <style:paragraph-properties fo:margin-top="0cm" fo:margin-bottom="0cm" style:contextual-spacing="false"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1.5pt double #000000" fo:border-bottom="none" style:shadow="none" style:text-autospace="none"/>
      <style:text-properties style:font-name="Arial" fo:font-size="8pt" style:font-name-asian="Arial" style:font-size-asian="8pt" style:font-name-complex="Arial" style:font-size-complex="8pt" text:display="none" fo:hyphenate="false"/>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1.5pt double #000000" style:shadow="none" style:text-autospace="none"/>
      <style:text-properties style:font-name="Arial" fo:font-size="8pt" style:font-name-asian="Arial" style:font-size-asian="8pt" style:font-name-complex="Arial" style:font-size-complex="8pt" text:display="none"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Heading1" style:family="paragraph" style:parent-style-name="Text_20_body"/>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1" style:font-name-complex="Wingdings1"/>
    </style:style>
    <style:style style:name="WW8Num4z3" style:family="text">
      <style:text-properties style:font-name="Symbol" style:font-name-comple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frame draw:style-name="Mfr1" draw:name="grafik2" text:anchor-type="paragraph" svg:y="0cm" svg:width="4.895cm" svg:height="0.476cm" draw:z-index="3"><draw:image xlink:href="Pictures/10000000000000B90000001244F7FB63.png" xlink:type="simple" xlink:show="embed" xlink:actuate="onLoad"/></draw:frame></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frame draw:style-name="Mfr1" draw:name="graphics1" text:anchor-type="paragraph" svg:y="0cm" svg:width="4.895cm" svg:height="0.476cm" draw:z-index="22"><draw:image xlink:href="Pictures/10000000000000B90000001244F7FB63.png" xlink:type="simple" xlink:show="embed" xlink:actuate="onLoad"/></draw:frame><text:tab/><text:tab/><text:chapter text:display="name" text:outline-level="1">VERSION 2.2</text:chapter></text:p>
      </style:header>
      <style:footer>
        <text:p text:style-name="Footer"><text:span text:style-name="MT1"><text:title>CPR Broker</text:title></text:span><text:span text:style-name="MT1"><text:tab/><text:tab/></text:span><text:span text:style-name="Paginering"><text:span text:style-name="MT1"><text:page-number text:select-page="current">21</text:page-number></text:span></text:span></text:p>
      </style:footer>
    </style:master-page>
    <style:master-page style:name="MP3" style:page-layout-name="Mpm6">
      <style:header>
        <text:p text:style-name="MP1"><draw:frame draw:style-name="Mfr1" draw:name="graphics2" text:anchor-type="paragraph" svg:y="0cm" svg:width="4.895cm" svg:height="0.476cm" draw:z-index="0"><draw:image xlink:href="Pictures/10000000000000B90000001244F7FB63.png" xlink:type="simple" xlink:show="embed" xlink:actuate="onLoad"/></draw:frame><text:tab/><text:tab/>I</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dc:title>CPR Broker</dc:title>
    <dc:subject>Release notes</dc:subject>
    <meta:initial-creator>Leif Lodahl</meta:initial-creator>
    <meta:creation-date>2011-02-14T18:01:00</meta:creation-date>
    <dc:date>2013-06-13T09:59:25.99</dc:date>
    <meta:print-date>2012-01-12T12:04:00</meta:print-date>
    <meta:editing-cycles>150</meta:editing-cycles>
    <meta:editing-duration>PT23H15M7S</meta:editing-duration>
    <meta:document-statistic meta:table-count="0" meta:image-count="5" meta:object-count="0" meta:page-count="21" meta:paragraph-count="261" meta:word-count="2603" meta:character-count="15621" meta:non-whitespace-character-count="13411"/>
    <meta:template xlink:type="simple" xlink:actuate="onRequest" xlink:title="" xlink:href="./Magenta%20Rapport.ott"/>
  </office:meta>
</office:document-meta>
</file>